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b149"/>
    </style:style>
    <style:style style:name="P2" style:family="paragraph" style:parent-style-name="Standard">
      <style:text-properties officeooo:rsid="012e84bd" officeooo:paragraph-rsid="012e84bd"/>
    </style:style>
    <style:style style:name="P3" style:family="paragraph" style:parent-style-name="Standard">
      <style:text-properties officeooo:rsid="0103921a" officeooo:paragraph-rsid="0143c7a4"/>
    </style:style>
    <style:style style:name="P4" style:family="paragraph" style:parent-style-name="Standard">
      <style:text-properties officeooo:rsid="0103921a" officeooo:paragraph-rsid="0146200c"/>
    </style:style>
    <style:style style:name="P5" style:family="paragraph" style:parent-style-name="Standard">
      <style:text-properties officeooo:rsid="0103921a" officeooo:paragraph-rsid="0148bb62"/>
    </style:style>
    <style:style style:name="P6" style:family="paragraph" style:parent-style-name="Standard">
      <style:text-properties officeooo:rsid="0103921a" officeooo:paragraph-rsid="014d425b"/>
    </style:style>
    <style:style style:name="T1" style:family="text">
      <style:text-properties officeooo:rsid="0017b149"/>
    </style:style>
    <style:style style:name="T2" style:family="text">
      <style:text-properties officeooo:rsid="00435e85"/>
    </style:style>
    <style:style style:name="T3" style:family="text">
      <style:text-properties officeooo:rsid="0109070e"/>
    </style:style>
    <style:style style:name="T4" style:family="text">
      <style:text-properties officeooo:rsid="013d6f3d"/>
    </style:style>
    <style:style style:name="T5" style:family="text">
      <style:text-properties officeooo:rsid="013f4f3b"/>
    </style:style>
    <style:style style:name="T6" style:family="text">
      <style:text-properties officeooo:rsid="0142416f"/>
    </style:style>
    <style:style style:name="T7" style:family="text">
      <style:text-properties officeooo:rsid="0143632d"/>
    </style:style>
    <style:style style:name="T8" style:family="text">
      <style:text-properties officeooo:rsid="0143c7a4"/>
    </style:style>
    <style:style style:name="T9" style:family="text">
      <style:text-properties officeooo:rsid="01448cbd"/>
    </style:style>
    <style:style style:name="T10" style:family="text">
      <style:text-properties officeooo:rsid="0146200c"/>
    </style:style>
    <style:style style:name="T11" style:family="text">
      <style:text-properties officeooo:rsid="0147fcdf"/>
    </style:style>
    <style:style style:name="T12" style:family="text">
      <style:text-properties officeooo:rsid="0148bb62"/>
    </style:style>
    <style:style style:name="T13" style:family="text">
      <style:text-properties officeooo:rsid="014a1759"/>
    </style:style>
    <style:style style:name="T14" style:family="text">
      <style:text-properties officeooo:rsid="014b11e1"/>
    </style:style>
    <style:style style:name="T15" style:family="text">
      <style:text-properties officeooo:rsid="014bcbd9"/>
    </style:style>
    <style:style style:name="T16" style:family="text">
      <style:text-properties officeooo:rsid="014d425b"/>
    </style:style>
    <style:style style:name="T17" style:family="text">
      <style:text-properties officeooo:rsid="014eb732"/>
    </style:style>
    <style:style style:name="T18" style:family="text">
      <style:text-properties officeooo:rsid="014ee8ef"/>
    </style:style>
    <style:style style:name="T19" style:family="text">
      <style:text-properties officeooo:rsid="0150e8b2"/>
    </style:style>
    <style:style style:name="T20" style:family="text">
      <style:text-properties officeooo:rsid="01511033"/>
    </style:style>
    <style:style style:name="T21" style:family="text">
      <style:text-properties officeooo:rsid="0151d481"/>
    </style:style>
    <style:style style:name="T22" style:family="text">
      <style:text-properties officeooo:rsid="01529e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8</text:span><text:span text:style-name="T1">.</text:span><text:span text:style-name="T4">5</text:span><text:span text:style-name="T1">.2013, 12:</text:span><text:span text:style-name="T2">30</text:span><text:span text:style-name="T1"> –</text:span><text:span text:style-name="T5"> </text:span><text:span text:style-name="T22">13:00</text:span><text:span text:style-name="T7"> </text:span><text:span text:style-name="T1">@Tb2</text:span><text:span text:style-name="T3">0</text:span><text:span text:style-name="T6">6</text:span></text:p>
      <text:p text:style-name="P2"/>
      <text:p text:style-name="P3"><text:span text:style-name="T8">Current status of final report. </text:span><text:span text:style-name="T9">Some more work to be done, but not much.</text:span></text:p>
      <text:p text:style-name="P3"><text:span text:style-name="T9"/></text:p>
      <text:p text:style-name="P4"><text:span text:style-name="T10">Doxygen docs to be created for the </text:span><text:span text:style-name="T11">technical specification.</text:span></text:p>
      <text:p text:style-name="P4"><text:span text:style-name="T11"/></text:p>
      <text:p text:style-name="P5"><text:span text:style-name="T12">Trying to get </text:span><text:span text:style-name="T13">the final report done </text:span><text:span text:style-name="T14">for next wednesday so we can get approval from the clien</text:span><text:span text:style-name="T15">t. After that, the report can be returned to the course staff.</text:span></text:p>
      <text:p text:style-name="P5"><text:span text:style-name="T15"/></text:p>
      <text:p text:style-name="P6"><text:span text:style-name="T16">Performance test case: </text:span><text:span text:style-name="T18">entire</text:span><text:span text:style-name="T20"> K</text:span><text:span text:style-name="T18">actus2</text:span><text:span text:style-name="T1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2:47:58.92</meta:creation-date>
    <dc:date>2013-05-08T13:03:44.38</dc:date>
    <meta:editing-duration>PT5H48M27S</meta:editing-duration>
    <meta:editing-cycles>310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5" meta:word-count="61" meta:character-count="353" meta:non-whitespace-character-count="353"/>
  </office:meta>
</office:document-meta>
</file>